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paragraph-properties fo:line-height="150%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3.144cm" svg:height="0.962cm" svg:x="5.08cm" svg:y="1.524cm">
          <draw:text-box>
            <text:p>geometry</text:p>
          </draw:text-box>
        </draw:frame>
        <draw:frame draw:style-name="gr1" draw:layer="layout" svg:width="4.689cm" svg:height="0.962cm" svg:x="14.107cm" svg:y="1.778cm">
          <draw:text-box>
            <text:p>Decomposition</text:p>
          </draw:text-box>
        </draw:frame>
        <draw:frame draw:style-name="gr1" draw:layer="layout" svg:width="12.846cm" svg:height="3.095cm" svg:x="4.064cm" svg:y="6.35cm">
          <draw:text-box>
            <text:p>Mesh</text:p>
            <text:p>(Geometry Discretization)</text:p>
            <text:p><text:tab/>Connectivity</text:p>
            <text:p><text:tab/>[vertex, edges, faces, edge] → iterators</text:p>
          </draw:text-box>
        </draw:frame>
        <draw:line draw:style-name="gr2" draw:text-style-name="P1" draw:layer="layout" svg:x1="6.35cm" svg:y1="3.048cm" svg:x2="6.35cm" svg:y2="6.096cm">
          <text:p/>
        </draw:line>
        <draw:line draw:style-name="gr2" draw:text-style-name="P1" draw:layer="layout" svg:x1="15.748cm" svg:y1="3.048cm" svg:x2="10.922cm" svg:y2="6.604cm">
          <text:p/>
        </draw:line>
        <draw:line draw:style-name="gr2" draw:text-style-name="P1" draw:layer="layout" svg:x1="6.604cm" svg:y1="9.652cm" svg:x2="6.604cm" svg:y2="12.446cm">
          <text:p/>
        </draw:line>
        <draw:frame draw:style-name="gr1" draw:layer="layout" svg:width="7.157cm" svg:height="0.962cm" svg:x="3.257cm" svg:y="12.754cm">
          <draw:text-box>
            <text:p>Decomposition (stage 2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3" draw:layer="layout" svg:width="20.598cm" svg:height="20.15cm" svg:x="2.54cm" svg:y="0.508cm">
          <draw:text-box>
            <text:p text:style-name="P2"><text:span text:style-name="T1">Classes:</text:span></text:p>
            <text:p text:style-name="P2"><text:span text:style-name="T2">Geometry</text:span></text:p>
            <text:p text:style-name="P2"><text:span text:style-name="T2">Decomposition</text:span></text:p>
            <text:p text:style-name="P2"><text:span text:style-name="T2">Mesh</text:span></text:p>
            <text:p text:style-name="P2"><text:span text:style-name="T2"><text:tab/></text:span><text:span text:style-name="T2">Is ghosted up to user-defined MAX_GCW_WIDTH (at construction)</text:span></text:p>
            <text:p text:style-name="P2"><text:span text:style-name="T2"><text:tab/></text:span><text:span text:style-name="T2">Subset on ghost</text:span></text:p>
            <text:p text:style-name="P2"><text:span text:style-name="T2"><text:tab/></text:span><text:span text:style-name="T2">Subset on iterator</text:span></text:p>
            <text:p text:style-name="P2"><text:span text:style-name="T2"><text:tab/></text:span><text:span text:style-name="T2">MultiMesh</text:span></text:p>
            <text:p text:style-name="P2"><text:span text:style-name="T2">MeshIterators </text:span></text:p>
            <text:p text:style-name="P2"><text:span text:style-name="T2"><text:tab/></text:span><text:span text:style-name="T2">Can be ghosted up to MAX_GCW_WIDTH</text:span></text:p>
            <text:p text:style-name="P2"><text:span text:style-name="T2"><text:tab/></text:span><text:span text:style-name="T2">Points, edges, cells, faces</text:span></text:p>
            <text:p text:style-name="P2"><text:span text:style-name="T2"><text:tab/></text:span><text:span text:style-name="T2">Physical Boundary – (F, P, E, C)</text:span></text:p>
            <text:p text:style-name="P2"><text:span text:style-name="T2"><text:tab/></text:span><text:span text:style-name="T2">Ghost boundary – (F, P, E, C)</text:span></text:p>
            <text:p text:style-name="P2"><text:span text:style-name="T2"><text:tab/></text:span><text:span text:style-name="T2">Set operations</text:span></text:p>
            <text:p text:style-name="P2"><text:span text:style-name="T2">VectorSpace</text:span></text:p>
            <text:p text:style-name="P2"><text:span text:style-name="T2"><text:tab/></text:span><text:span text:style-name="T2">dimension() <text:s/>(not physical dimension)</text:span></text:p>
            <text:p text:style-name="P2"><text:span text:style-name="T2"><text:tab/></text:span><text:span text:style-name="T2">basis?</text:span></text:p>
            <text:p text:style-name="P2"><text:span text:style-name="T2">GeometricVectorSpace</text:span></text:p>
            <text:p text:style-name="P2"><text:span text:style-name="T2"><text:tab/></text:span><text:span text:style-name="T2">Pointer to Mes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layer="layout" svg:width="16.682cm" svg:height="13.76cm" svg:x="4.064cm" svg:y="2.794cm">
          <draw:text-box>
            <text:p>DOFManager</text:p>
            <text:p><text:tab/>Allow choice of ordering</text:p>
            <text:p><text:tab/><text:tab/>Us provided or package provided</text:p>
            <text:p><text:tab/>Provides appropriate DataIterator(s)</text:p>
            <text:p><text:tab/>Pointer to VectorSpace</text:p>
            <text:p><text:tab/>Pointer to Mesh (set directly or through VectorSpace)</text:p>
            <text:p><text:tab/>Decomposition??</text:p>
            <text:p/>
            <text:p>DataIterator</text:p>
            <text:p/>
            <text:p>Vector</text:p>
            <text:p><text:tab/>RawData</text:p>
            <text:p><text:tab/>VectorImplimentations</text:p>
            <text:p><text:tab/>Templates on type</text:p>
            <text:p><text:tab/><text:tab/>explicit or implicit instantiations</text:p>
            <text:p><text:tab/><text:tab/>Multivector?</text:p>
            <text:p/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Berrill</meta:initial-creator>
    <meta:creation-date>2011-08-09T14:57:46</meta:creation-date>
    <meta:editing-duration>PT21H17M43S</meta:editing-duration>
    <meta:editing-cycles>24</meta:editing-cycles>
    <meta:generator>OpenOffice.org/3.2$Unix OpenOffice.org_project/320m12$Build-9483</meta:generator>
    <dc:date>2011-08-10T12:15:19</dc:date>
    <dc:creator>Mark Berrill</dc:creator>
    <meta:document-statistic meta:object-count="36"/>
  </office:meta>
</office:document-meta>
</file>